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justify" style:justify-single-word="false" fo:background-color="#ffffff">
        <style:background-image/>
      </style:paragraph-properties>
    </style:style>
    <style:style style:name="P2"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officeooo:paragraph-rsid="00190d06"/>
    </style:style>
    <style:style style:name="P3"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officeooo:paragraph-rsid="001a1a9b"/>
    </style:style>
    <style:style style:name="P4" style:family="paragraph" style:parent-style-name="Standard">
      <style:paragraph-properties fo:margin-top="0in" fo:margin-bottom="0in" style:contextual-spacing="false" fo:line-height="100%" fo:background-color="#ffffff">
        <style:background-image/>
      </style:paragraph-properties>
      <style:text-properties officeooo:paragraph-rsid="001a1a9b"/>
    </style:style>
    <style:style style:name="P5"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fo:color="#222222" style:font-name="Verdana" fo:font-size="10pt" style:font-name-asian="Times New Roman1" style:font-size-asian="10pt" style:language-asian="en" style:country-asian="IN" style:font-name-complex="Times New Roman1" style:font-size-complex="10pt"/>
    </style:style>
    <style:style style:name="P6"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fo:color="#222222" style:font-name="Verdana" fo:font-size="10pt" style:font-size-asian="10pt" style:font-name-complex="Times New Roman1" style:font-size-complex="10pt"/>
    </style:style>
    <style:style style:name="P7"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style:font-name="Verdana" fo:font-size="10pt" style:font-size-asian="10pt" style:font-name-complex="Times New Roman1" style:font-size-complex="10pt"/>
    </style:style>
    <style:style style:name="P8" style:family="paragraph" style:parent-style-name="Standard" style:master-page-name="Standard">
      <style:paragraph-properties fo:margin-top="0in" fo:margin-bottom="0in" style:contextual-spacing="false" fo:line-height="100%" fo:text-align="justify" style:justify-single-word="false" style:page-number="auto" fo:background-color="#ffffff">
        <style:background-image/>
      </style:paragraph-properties>
    </style:style>
    <style:style style:name="T1" style:family="text">
      <style:text-properties fo:color="#222222" style:font-name="Verdana" fo:font-size="10pt" fo:font-weight="bold" style:font-name-asian="Times New Roman1" style:font-size-asian="10pt" style:language-asian="en" style:country-asian="IN" style:font-weight-asian="bold" style:font-name-complex="Times New Roman1" style:font-size-complex="10pt"/>
    </style:style>
    <style:style style:name="T2" style:family="text">
      <style:text-properties fo:color="#222222" style:font-name="Verdana" fo:font-size="10pt" fo:font-weight="bold" officeooo:rsid="0017cb7b" style:font-name-asian="Times New Roman1" style:font-size-asian="10pt" style:language-asian="en" style:country-asian="IN" style:font-weight-asian="bold" style:font-name-complex="Times New Roman1" style:font-size-complex="10pt"/>
    </style:style>
    <style:style style:name="T3" style:family="text">
      <style:text-properties fo:color="#222222" style:font-name="Verdana" fo:font-size="10pt" style:font-size-asian="10pt" style:font-name-complex="Times New Roman1" style:font-size-complex="10pt"/>
    </style:style>
    <style:style style:name="T4" style:family="text">
      <style:text-properties fo:color="#222222" style:font-name="Verdana" fo:font-size="10pt" officeooo:rsid="0017cb7b" style:font-size-asian="10pt" style:font-name-complex="Times New Roman1" style:font-size-complex="10pt"/>
    </style:style>
    <style:style style:name="T5" style:family="text">
      <style:text-properties fo:color="#222222" style:font-name="Verdana" fo:font-size="10pt" officeooo:rsid="0017fca9" style:font-size-asian="10pt" style:font-name-complex="Times New Roman1" style:font-size-complex="10pt"/>
    </style:style>
    <style:style style:name="T6" style:family="text">
      <style:text-properties fo:color="#222222" style:font-name="Verdana" fo:font-size="10pt" officeooo:rsid="00190d06" style:font-size-asian="10pt" style:font-name-complex="Times New Roman1" style:font-size-complex="10pt"/>
    </style:style>
    <style:style style:name="T7" style:family="text">
      <style:text-properties fo:color="#222222" style:font-name="Verdana" fo:font-size="10pt" officeooo:rsid="001a1a9b" style:font-size-asian="10pt" style:font-name-complex="Times New Roman1" style:font-size-complex="10pt"/>
    </style:style>
    <style:style style:name="T8" style:family="text">
      <style:text-properties fo:color="#222222" style:font-name="Verdana" fo:font-size="10pt" fo:background-color="#ffffff" loext:char-shading-value="0" style:font-size-asian="10pt" style:font-name-complex="Times New Roman1" style:font-size-complex="10pt"/>
    </style:style>
    <style:style style:name="T9" style:family="text">
      <style:text-properties fo:color="#222222" style:font-name="Verdana" fo:font-size="10pt" officeooo:rsid="001a1a9b" fo:background-color="#ffffff" loext:char-shading-value="0" style:font-size-asian="10pt" style:font-name-complex="Times New Roman1" style:font-size-complex="10pt"/>
    </style:style>
    <style:style style:name="T10" style:family="text">
      <style:text-properties fo:color="#1155cc" style:font-name="Verdana" fo:font-size="10pt" fo:background-color="#ffffff" loext:char-shading-value="0" style:font-size-asian="10pt" style:font-name-complex="Times New Roman1" style:font-size-complex="10pt"/>
    </style:style>
    <style:style style:name="T11" style:family="text">
      <style:text-properties style:font-name="Verdana" fo:font-size="10pt" fo:font-weight="bold" style:font-size-asian="10pt" style:font-weight-asian="bold" style:font-name-complex="Times New Roman1" style:font-size-complex="10pt"/>
    </style:style>
    <style:style style:name="T12" style:family="text">
      <style:text-properties style:font-name="Verdana" fo:font-size="10pt" style:font-size-asian="10pt" style:font-name-complex="Times New Roman1" style:font-size-complex="10pt"/>
    </style:style>
    <style:style style:name="T13" style:family="text">
      <style:text-properties style:font-name="Verdana" fo:font-size="10pt" officeooo:rsid="001a1a9b" style:font-size-asian="10pt" style:font-name-complex="Times New Roman1"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A New Mobile App Introduces </text:span><text:span text:style-name="T2">Neural Network Vision</text:span><text:span text:style-name="T1"> for Pictures</text:span></text:p>
      <text:p text:style-name="P5"/>
      <text:p text:style-name="P2"><text:span text:style-name="T3">A new mobile app called ‘Deep Dream Photo Filter’ has come up with advanced options like zooming </text:span><text:span text:style-name="T7">endlessly into </text:span><text:span text:style-name="T3">the</text:span><text:span text:style-name="T7">ir</text:span><text:span text:style-name="T3"> photos or distorting the photos in order to make them look weirdly attractive so as to enable one to enjoy the fun of </text:span><text:span text:style-name="T4">neural networks</text:span><text:span text:style-name="T3">. </text:span></text:p>
      <text:p text:style-name="P2"><text:span text:style-name="T6">The underlying concept is to let artificial neural networks, that have been trained on thousands of images from the internet, hallucinate their way of seeing the world onto the <text:s/>photos of the app user.</text:span></text:p>
      <text:p text:style-name="P2"/>
      <text:p text:style-name="P2"><text:span text:style-name="T3">This is an app for android phones and the users need to have 2.3.3 version </text:span><text:span text:style-name="T4">or higher</text:span><text:span text:style-name="T3">. The app is already getting popularity because of the various </text:span><text:span text:style-name="T4">special </text:span><text:span text:style-name="T3">options it provides </text:span><text:span text:style-name="T4">that make </text:span><text:span text:style-name="T6">it</text:span><text:span text:style-name="T4"> easier to p</text:span><text:span text:style-name="T5">r</text:span><text:span text:style-name="T4">oduce </text:span><text:span text:style-name="T3">digital art.</text:span></text:p>
      <text:p text:style-name="P6"/>
      <text:p text:style-name="P1"><text:span text:style-name="T3">It is noteworthy that in today’s world of enhanced social media interaction people are always </text:span><text:span text:style-name="T5">looking for</text:span><text:span text:style-name="T3"> ways to improve their online presence and thus, photography is one of the mediums via which they try to improve their appearance. So, people are always </text:span><text:span text:style-name="T5">welcoming</text:span><text:span text:style-name="T3"> </text:span><text:span text:style-name="T5">new styles </text:span><text:span text:style-name="T3">which could provide them with </text:span><text:span text:style-name="T5">that special touch for their visual </text:span><text:span text:style-name="T3">art. So, in this regards the app Deep Dream is a beautiful app as it lets people have unlimited, </text:span><text:span text:style-name="T5">creative</text:span><text:span text:style-name="T3"> fun </text:span><text:span text:style-name="T5">with</text:span><text:span text:style-name="T3"> their </text:span><text:span text:style-name="T5">photos</text:span><text:span text:style-name="T3">. </text:span></text:p>
      <text:p text:style-name="P6"/>
      <text:p text:style-name="P3"><text:span text:style-name="T3">There are various functions of the app that people find remarkably appealing. One of those is the ‘Zoom Journey’ that allows one to go as far as they want into the image and make further new discoveries. Then, there is the ‘Dream Deeper’ button which enable</text:span><text:span text:style-name="T7">s</text:span><text:span text:style-name="T3"> one to repeat the last image dream and make it stranger and </text:span><text:span text:style-name="T6">even more fantastic</text:span><text:span text:style-name="T3">. </text:span><text:span text:style-name="T7">And finally, the ‘Guide Image’ function lets the user select an image that serves as a pair of tinted sunglasses, so to speak, through which the neural network will interpret the world - The user creates their very own and unique style.</text:span></text:p>
      <text:p text:style-name="P6"/>
      <text:p text:style-name="P4"><text:span text:style-name="T3">For more information, please visit </text:span><text:a xlink:type="simple" xlink:href="https://play.google.com/store/apps/details?id=ch.scydev.inceptionisme"><text:span text:style-name="T10">https://play.google.com/store/apps/details?id=ch.scydev.inceptionisme</text:span></text:a><text:span text:style-name="T8"> </text:span><text:span text:style-name="T9">and </text:span><text:a xlink:type="simple" xlink:href="http://deepdream.bitwhirl.com/">http://deepdream.bitwhirl.com/</text:a></text:p>
      <text:p text:style-name="P6"/>
      <text:p text:style-name="P1"><text:span text:style-name="T11">Media Contact:</text:span></text:p>
      <text:p text:style-name="P1"><text:span text:style-name="T12">Lukas Sa</text:span><text:span text:style-name="T13">e</text:span><text:span text:style-name="T12">gesser</text:span></text:p>
      <text:p text:style-name="P1"><text:span text:style-name="T12">ScyDev GmbH</text:span></text:p>
      <text:p text:style-name="P1"><text:span text:style-name="T12">Email: </text:span><text:a xlink:type="simple" xlink:href="mailto:apps@scydev.ch"><text:span text:style-name="T12">apps@scydev.ch</text:span></text:a><text:span text:style-name="T12"> </text:span></text:p>
      <text:p text:style-name="P7"/>
      <text:p text:style-name="P1"><text:span text:style-name="T12">##</text:span><text:bookmark text:name="_GoBack"/><text:span text:style-name="T12">#<text:line-break/></text:span></text:p>
      <text:p text:style-name="P1"><text:span text:style-name="T11">Summary:</text:span></text:p>
      <text:p text:style-name="P3"><text:span text:style-name="T12">A new app for android users called Deep Dream Photo Filter comes with various features like </text:span><text:span text:style-name="T3">zooming </text:span><text:span text:style-name="T7">endlessly into </text:span><text:span text:style-name="T3">the</text:span><text:span text:style-name="T7">ir</text:span><text:span text:style-name="T3"> photos or </text:span><text:span text:style-name="T7">psychedelicly </text:span><text:span text:style-name="T3">distorting the photos in order to make them look weirdly attractive so as to enable </text:span><text:span text:style-name="T7">everyone</text:span><text:span text:style-name="T3"> to enjoy the fun of </text:span><text:span text:style-name="T4">neural networks</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skype_5f_c2c_5f_text_5f_span" style:display-name="skype_c2c_text_span" style:family="text" style:parent-style-name="Default_20_Paragraph_20_Font"/>
    <style:style style:name="a-text-bold" style:family="text" style:parent-style-name="Default_20_Paragraph_20_Font"/>
    <style:style style:name="a-color-success" style:family="text" style:parent-style-name="Default_20_Paragraph_20_Font"/>
    <style:style style:name="a-list-item"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dc:creator>Thluks </dc:creator>
    <meta:editing-cycles>75</meta:editing-cycles>
    <meta:creation-date>2015-06-29T17:38:00</meta:creation-date>
    <dc:date>2015-09-01T10:07:11.906241328</dc:date>
    <meta:editing-duration>PT16M37S</meta:editing-duration>
    <meta:generator>LibreOffice/4.2.8.2$Linux_X86_64 LibreOffice_project/420m0$Build-2</meta:generator>
    <meta:document-statistic meta:table-count="0" meta:image-count="0" meta:object-count="0" meta:page-count="1" meta:paragraph-count="14" meta:word-count="376" meta:character-count="2272" meta:non-whitespace-character-count="19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